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40000014830037537.png"/>
  <manifest:file-entry manifest:media-type="image/png" manifest:full-path="Pictures/100000000000015900000111F618C195.png"/>
  <manifest:file-entry manifest:media-type="image/png" manifest:full-path="Pictures/100000000000029C00000247C1DCE8DB.png"/>
  <manifest:file-entry manifest:media-type="image/png" manifest:full-path="Pictures/100000000000011F0000014EF8B584DB.png"/>
  <manifest:file-entry manifest:media-type="image/png" manifest:full-path="Pictures/10000000000003840000014E2585A9F4.png"/>
  <manifest:file-entry manifest:media-type="image/png" manifest:full-path="Pictures/10000000000001DD000002C892722872.png"/>
  <manifest:file-entry manifest:media-type="image/png" manifest:full-path="Pictures/1000000000000490000000BF65A97B92.png"/>
  <manifest:file-entry manifest:media-type="image/png" manifest:full-path="Pictures/100000000000010A0000010A54A48C8B.png"/>
  <manifest:file-entry manifest:media-type="image/png" manifest:full-path="Pictures/10000000000004290000007C645C0773.png"/>
  <manifest:file-entry manifest:media-type="image/png" manifest:full-path="Pictures/10000000000003A4000001C7542E30F4.png"/>
  <manifest:file-entry manifest:media-type="image/png" manifest:full-path="Pictures/100000000000015F00000154A5FA15CA.png"/>
  <manifest:file-entry manifest:media-type="image/png" manifest:full-path="Pictures/100000000000012A0000013EC2C7D0BC.png"/>
  <manifest:file-entry manifest:media-type="image/png" manifest:full-path="Pictures/100000000000016F00000171EE3ACBE8.png"/>
  <manifest:file-entry manifest:media-type="image/png" manifest:full-path="Pictures/100000000000015300000154CCE1697A.png"/>
  <manifest:file-entry manifest:media-type="image/png" manifest:full-path="Pictures/10000000000001CA000000B0EA2E678B.png"/>
  <manifest:file-entry manifest:media-type="image/png" manifest:full-path="Pictures/10000000000001870000018CA68D4FE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svg:stroke-color="#336600" draw:marker-start-width="0.125cm" draw:marker-end="Arrow" draw:marker-end-width="0.225cm" draw:fill="none" draw:fill-color="#ffffff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169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5cm" svg:stroke-color="#ff3333" draw:marker-start="Arrow" draw:marker-start-width="0.23cm" draw:marker-end="" draw:marker-end-width="0.225cm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475cm" fo:min-width="0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cm" svg:stroke-color="#336699" draw:marker-start-width="0.125cm" draw:marker-end="Arrow" draw:marker-end-width="0.225cm" draw:fill="none" draw:fill-color="#ffffff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407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288cm" fo:padding-top="0.175cm" fo:padding-bottom="0.175cm" fo:padding-left="0.3cm" fo:padding-right="0.3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476cm" fo:min-width="0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525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4.477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5.4cm" fo:padding-top="0.175cm" fo:padding-bottom="0.175cm" fo:padding-left="0.3cm" fo:padding-right="0.3cm"/>
    </style:style>
    <style:style style:name="gr15" style:family="graphic">
      <style:graphic-properties style:protect="size"/>
    </style:style>
    <style:style style:name="gr1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1cm" svg:stroke-color="#ff3333" draw:fill="none" draw:fill-color="#ffffff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3cm" fo:min-width="4.654cm" fo:padding-top="0.175cm" fo:padding-bottom="0.175cm" fo:padding-left="0.3cm" fo:padding-right="0.3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color="#336600" fo:font-size="12pt" style:font-size-asian="12pt" style:font-size-complex="12pt"/>
    </style:style>
    <style:style style:name="P4" style:family="paragraph">
      <style:text-properties fo:color="#ff3333" fo:font-size="12pt" style:font-size-asian="12pt" style:font-size-complex="12pt"/>
    </style:style>
    <style:style style:name="P5" style:family="paragraph">
      <style:text-properties fo:color="#0066ff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36600" fo:font-size="12pt" style:font-size-asian="12pt" style:font-size-complex="12pt"/>
    </style:style>
    <style:style style:name="T3" style:family="text">
      <style:text-properties fo:color="#ff3333" fo:font-size="12pt" style:font-size-asian="12pt" style:font-size-complex="12pt"/>
    </style:style>
    <style:style style:name="T4" style:family="text">
      <style:text-properties fo:color="#0066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rect draw:style-name="gr1" draw:text-style-name="P2" draw:layer="layout" svg:width="3cm" svg:height="2.4cm" svg:x="11.4cm" svg:y="3cm">
          <text:p text:style-name="P1"><text:span text:style-name="T1">Wimax TRX</text:span></text:p>
          <text:p text:style-name="P1"><text:span text:style-name="T1">MAX2837</text:span></text:p>
        </draw:rect>
        <draw:rect draw:style-name="gr1" draw:text-style-name="P2" draw:layer="layout" svg:width="3cm" svg:height="2.4cm" svg:x="10.4cm" svg:y="21.4cm">
          <text:p text:style-name="P1"><text:span text:style-name="T1">DAC/ADC</text:span></text:p>
          <text:p text:style-name="P1"><text:span text:style-name="T1">MAX5864</text:span></text:p>
        </draw:rect>
        <draw:rect draw:style-name="gr1" draw:text-style-name="P2" draw:layer="layout" svg:width="3cm" svg:height="2.4cm" svg:x="7.4cm" svg:y="10.007cm">
          <text:p text:style-name="P1"><text:span text:style-name="T1">LNA</text:span></text:p>
          <text:p text:style-name="P1"><text:span text:style-name="T1">MAX2616</text:span></text:p>
        </draw:rect>
        <draw:rect draw:style-name="gr1" draw:text-style-name="P2" draw:layer="layout" svg:width="3cm" svg:height="2.4cm" svg:x="7.4cm" svg:y="13.807cm">
          <text:p text:style-name="P1"><text:span text:style-name="T1">LNA</text:span></text:p>
          <text:p text:style-name="P1"><text:span text:style-name="T1">MAX2616</text:span></text:p>
        </draw:rect>
        <draw:line draw:style-name="gr2" draw:text-style-name="P1" draw:layer="layout" svg:x1="1.8cm" svg:y1="13.007cm" svg:x2="1.8cm" svg:y2="12.007cm">
          <text:p/>
        </draw:line>
        <draw:line draw:style-name="gr2" draw:text-style-name="P1" draw:layer="layout" svg:x1="1.4cm" svg:y1="11.407cm" svg:x2="1.8cm" svg:y2="12.007cm">
          <text:p/>
        </draw:line>
        <draw:line draw:style-name="gr2" draw:text-style-name="P1" draw:layer="layout" svg:x1="2.2cm" svg:y1="11.407cm" svg:x2="1.8cm" svg:y2="12.007cm">
          <text:p/>
        </draw:line>
        <draw:rect draw:style-name="gr1" draw:text-style-name="P2" draw:layer="layout" svg:width="3cm" svg:height="2.4cm" svg:x="3cm" svg:y="11.807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1.8cm" svg:y1="13.007cm" svg:x2="3cm" svg:y2="13.007cm">
          <text:p/>
        </draw:line>
        <draw:line draw:style-name="gr3" draw:text-style-name="P1" draw:layer="layout" svg:x1="1.023cm" svg:y1="13.807cm" svg:x2="2.6cm" svg:y2="13.807cm">
          <text:p/>
        </draw:line>
        <draw:line draw:style-name="gr2" draw:text-style-name="P1" draw:layer="layout" svg:x1="6cm" svg:y1="12.207cm" svg:x2="6.6cm" svg:y2="12.207cm">
          <text:p/>
        </draw:line>
        <draw:line draw:style-name="gr2" draw:text-style-name="P1" draw:layer="layout" svg:x1="7.4cm" svg:y1="11.007cm" svg:x2="6.6cm" svg:y2="11.007cm">
          <text:p/>
        </draw:line>
        <draw:line draw:style-name="gr2" draw:text-style-name="P1" draw:layer="layout" svg:x1="6.6cm" svg:y1="12.207cm" svg:x2="6.6cm" svg:y2="11.007cm">
          <text:p/>
        </draw:line>
        <draw:frame draw:style-name="gr4" draw:text-style-name="P3" draw:layer="layout" svg:width="2.769cm" svg:height="0.825cm" svg:x="0.4cm" svg:y="12.982cm">
          <draw:text-box>
            <text:p><text:span text:style-name="T2">0.02-6 GHz</text:span></text:p>
          </draw:text-box>
        </draw:frame>
        <draw:line draw:style-name="gr3" draw:text-style-name="P1" draw:layer="layout" svg:x1="5.222cm" svg:y1="10.631cm" svg:x2="6.799cm" svg:y2="10.631cm">
          <text:p/>
        </draw:line>
        <draw:frame draw:style-name="gr4" draw:text-style-name="P3" draw:layer="layout" svg:width="2.769cm" svg:height="0.825cm" svg:x="4.631cm" svg:y="9.982cm">
          <draw:text-box>
            <text:p><text:span text:style-name="T2">0.02-6 GHz</text:span></text:p>
          </draw:text-box>
        </draw:frame>
        <draw:line draw:style-name="gr2" draw:text-style-name="P1" draw:layer="layout" svg:x1="6cm" svg:y1="13.607cm" svg:x2="6.6cm" svg:y2="13.607cm">
          <text:p/>
        </draw:line>
        <draw:line draw:style-name="gr2" draw:text-style-name="P1" draw:layer="layout" svg:x1="6.6cm" svg:y1="14.807cm" svg:x2="6.6cm" svg:y2="13.607cm">
          <text:p/>
        </draw:line>
        <draw:line draw:style-name="gr2" draw:text-style-name="P1" draw:layer="layout" svg:x1="7.4cm" svg:y1="14.781cm" svg:x2="6.6cm" svg:y2="14.781cm">
          <text:p/>
        </draw:line>
        <draw:line draw:style-name="gr2" draw:text-style-name="P1" draw:layer="layout" svg:x1="1.777cm" svg:y1="14.008cm" svg:x2="2.977cm" svg:y2="14.008cm">
          <text:p/>
        </draw:line>
        <draw:line draw:style-name="gr5" draw:text-style-name="P1" draw:layer="layout" svg:x1="1cm" svg:y1="14.808cm" svg:x2="2.577cm" svg:y2="14.808cm">
          <text:p/>
        </draw:line>
        <draw:frame draw:style-name="gr6" draw:text-style-name="P4" draw:layer="layout" svg:width="2.8cm" svg:height="0.825cm" svg:x="0.4cm" svg:y="13.982cm">
          <draw:text-box>
            <text:p><text:span text:style-name="T3">0.02-6 GHz</text:span></text:p>
          </draw:text-box>
        </draw:frame>
        <draw:line draw:style-name="gr5" draw:text-style-name="P1" draw:layer="layout" svg:x1="5.6cm" svg:y1="15.607cm" svg:x2="7.177cm" svg:y2="15.607cm">
          <text:p/>
        </draw:line>
        <draw:frame draw:style-name="gr6" draw:text-style-name="P4" draw:layer="layout" svg:width="2.8cm" svg:height="0.825cm" svg:x="5cm" svg:y="14.781cm">
          <draw:text-box>
            <text:p><text:span text:style-name="T3">0.02-6 GHz</text:span></text:p>
          </draw:text-box>
        </draw:frame>
        <draw:rect draw:style-name="gr1" draw:text-style-name="P2" draw:layer="layout" svg:width="3cm" svg:height="2.4cm" svg:x="11.4cm" svg:y="9.407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3" draw:text-style-name="P1" draw:layer="layout" svg:x1="10.991cm" svg:y1="12.656cm" svg:x2="12.568cm" svg:y2="12.656cm">
          <text:p/>
        </draw:line>
        <draw:frame draw:style-name="gr4" draw:text-style-name="P3" draw:layer="layout" svg:width="2.769cm" svg:height="0.825cm" svg:x="10.4cm" svg:y="12.007cm">
          <draw:text-box>
            <text:p><text:span text:style-name="T2">0.02-6 GHz</text:span></text:p>
          </draw:text-box>
        </draw:frame>
        <draw:rect draw:style-name="gr1" draw:text-style-name="P2" draw:layer="layout" svg:width="3cm" svg:height="2.4cm" svg:x="15cm" svg:y="9.407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15cm" svg:y1="10.607cm" svg:x2="14.4cm" svg:y2="10.607cm">
          <text:p/>
        </draw:line>
        <draw:line draw:style-name="gr2" draw:text-style-name="P1" draw:layer="layout" svg:x1="11.4cm" svg:y1="10.007cm" svg:x2="10.8cm" svg:y2="10.007cm">
          <text:p/>
        </draw:line>
        <draw:line draw:style-name="gr2" draw:text-style-name="P1" draw:layer="layout" svg:x1="10.8cm" svg:y1="10.007cm" svg:x2="10.8cm" svg:y2="5cm">
          <text:p/>
        </draw:line>
        <draw:rect draw:style-name="gr1" draw:text-style-name="P2" draw:layer="layout" svg:width="3cm" svg:height="2.4cm" svg:x="19cm" svg:y="9.407cm">
          <text:p text:style-name="P1"><text:span text:style-name="T1">Mixer</text:span></text:p>
          <text:p text:style-name="P1"><text:span text:style-name="T1">LTC5510</text:span></text:p>
        </draw:rect>
        <draw:line draw:style-name="gr2" draw:text-style-name="P1" draw:layer="layout" svg:x1="19cm" svg:y1="10.207cm" svg:x2="18cm" svg:y2="10.207cm">
          <text:p/>
        </draw:line>
        <draw:rect draw:style-name="gr1" draw:text-style-name="P2" draw:layer="layout" svg:width="3cm" svg:height="2.4cm" svg:x="19.8cm" svg:y="13.207cm">
          <text:p text:style-name="P1"><text:span text:style-name="T1">Lowpass</text:span></text:p>
          <text:p text:style-name="P1"><text:span text:style-name="T1">LP0603A</text:span></text:p>
          <text:p text:style-name="P1"><text:span text:style-name="T1">1880ANTR</text:span></text:p>
        </draw:rect>
        <draw:rect draw:style-name="gr1" draw:text-style-name="P2" draw:layer="layout" svg:width="3cm" svg:height="2.4cm" svg:x="19.8cm" svg:y="16.607cm">
          <text:p text:style-name="P1"><text:span text:style-name="T1">DEA16</text:span></text:p>
          <text:p text:style-name="P1"><text:span text:style-name="T1">2400HT</text:span></text:p>
          <text:p text:style-name="P1"><text:span text:style-name="T1">-8004B1</text:span></text:p>
        </draw:rect>
        <draw:rect draw:style-name="gr1" draw:text-style-name="P2" draw:layer="layout" svg:width="3cm" svg:height="2.4cm" svg:x="22.6cm" svg:y="9.407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7" draw:text-style-name="P1" draw:layer="layout" svg:x1="20.6cm" svg:y1="7.807cm" svg:x2="20.6cm" svg:y2="9.407cm">
          <text:p/>
        </draw:line>
        <draw:frame draw:style-name="gr8" draw:text-style-name="P5" draw:layer="layout" svg:width="3.007cm" svg:height="0.825cm" draw:transform="rotate (1.5707963267946) translate (19.775cm 9.207cm)">
          <draw:text-box>
            <text:p><text:span text:style-name="T4">0.001-6 GHz</text:span></text:p>
          </draw:text-box>
        </draw:frame>
        <draw:line draw:style-name="gr2" draw:text-style-name="P1" draw:layer="layout" svg:x1="22.6cm" svg:y1="10.607cm" svg:x2="22cm" svg:y2="10.607cm">
          <text:p/>
        </draw:line>
        <draw:line draw:style-name="gr2" draw:text-style-name="P1" draw:layer="layout" svg:x1="26.2cm" svg:y1="10.207cm" svg:x2="25.6cm" svg:y2="10.207cm">
          <text:p/>
        </draw:line>
        <draw:line draw:style-name="gr2" draw:text-style-name="P1" draw:layer="layout" svg:x1="26.2cm" svg:y1="12.407cm" svg:x2="26.2cm" svg:y2="10.207cm">
          <text:p/>
        </draw:line>
        <draw:line draw:style-name="gr2" draw:text-style-name="P1" draw:layer="layout" svg:x1="26.2cm" svg:y1="12.407cm" svg:x2="19.4cm" svg:y2="12.407cm">
          <text:p/>
        </draw:line>
        <draw:line draw:style-name="gr2" draw:text-style-name="P1" draw:layer="layout" svg:x1="19.4cm" svg:y1="14.407cm" svg:x2="19.4cm" svg:y2="12.407cm">
          <text:p/>
        </draw:line>
        <draw:line draw:style-name="gr2" draw:text-style-name="P1" draw:layer="layout" svg:x1="25.8cm" svg:y1="12.207cm" svg:x2="19cm" svg:y2="12.207cm">
          <text:p/>
        </draw:line>
        <draw:line draw:style-name="gr2" draw:text-style-name="P1" draw:layer="layout" svg:x1="19cm" svg:y1="17.807cm" svg:x2="19cm" svg:y2="12.207cm">
          <text:p/>
        </draw:line>
        <draw:line draw:style-name="gr2" draw:text-style-name="P1" draw:layer="layout" svg:x1="25.8cm" svg:y1="12.207cm" svg:x2="25.8cm" svg:y2="11.007cm">
          <text:p/>
        </draw:line>
        <draw:line draw:style-name="gr2" draw:text-style-name="P1" draw:layer="layout" svg:x1="25.8cm" svg:y1="11.007cm" svg:x2="25.6cm" svg:y2="11.007cm">
          <text:p/>
        </draw:line>
        <draw:line draw:style-name="gr2" draw:text-style-name="P1" draw:layer="layout" svg:x1="19.8cm" svg:y1="14.407cm" svg:x2="19.4cm" svg:y2="14.407cm">
          <text:p/>
        </draw:line>
        <draw:line draw:style-name="gr2" draw:text-style-name="P1" draw:layer="layout" svg:x1="19.8cm" svg:y1="17.807cm" svg:x2="19cm" svg:y2="17.807cm">
          <text:p/>
        </draw:line>
        <draw:frame draw:style-name="gr4" draw:text-style-name="P3" draw:layer="layout" svg:width="2.769cm" svg:height="0.825cm" svg:x="17cm" svg:y="8.407cm">
          <draw:text-box>
            <text:p><text:span text:style-name="T2">0.02-6 GHz</text:span></text:p>
          </draw:text-box>
        </draw:frame>
        <draw:line draw:style-name="gr3" draw:text-style-name="P1" draw:layer="layout" svg:x1="17.623cm" svg:y1="9.007cm" svg:x2="19.2cm" svg:y2="9.007cm">
          <text:p/>
        </draw:line>
        <draw:frame draw:style-name="gr4" draw:text-style-name="P3" draw:layer="layout" svg:width="2.769cm" svg:height="0.825cm" svg:x="21.031cm" svg:y="8.408cm">
          <draw:text-box>
            <text:p><text:span text:style-name="T2">0.02-6 GHz</text:span></text:p>
          </draw:text-box>
        </draw:frame>
        <draw:line draw:style-name="gr3" draw:text-style-name="P1" draw:layer="layout" svg:x1="21.654cm" svg:y1="9.008cm" svg:x2="23.231cm" svg:y2="9.008cm">
          <text:p/>
        </draw:line>
        <draw:line draw:style-name="gr2" draw:text-style-name="P1" draw:layer="layout" svg:x1="18.4cm" svg:y1="19.407cm" svg:x2="18.4cm" svg:y2="11.407cm">
          <text:p/>
        </draw:line>
        <draw:line draw:style-name="gr2" draw:text-style-name="P1" draw:layer="layout" svg:x1="18.4cm" svg:y1="11.407cm" svg:x2="18cm" svg:y2="11.407cm">
          <text:p/>
        </draw:line>
        <draw:rect draw:style-name="gr1" draw:text-style-name="P2" draw:layer="layout" svg:width="3cm" svg:height="2.4cm" svg:x="24cm" svg:y="14.607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23.2cm" svg:y1="14.407cm" svg:x2="22.8cm" svg:y2="14.407cm">
          <text:p/>
        </draw:line>
        <draw:line draw:style-name="gr2" draw:text-style-name="P1" draw:layer="layout" svg:x1="23.2cm" svg:y1="17.807cm" svg:x2="22.8cm" svg:y2="17.807cm">
          <text:p/>
        </draw:line>
        <draw:line draw:style-name="gr2" draw:text-style-name="P1" draw:layer="layout" svg:x1="23.2cm" svg:y1="15.207cm" svg:x2="23.2cm" svg:y2="14.407cm">
          <text:p/>
        </draw:line>
        <draw:line draw:style-name="gr2" draw:text-style-name="P1" draw:layer="layout" svg:x1="23.2cm" svg:y1="17.807cm" svg:x2="23.2cm" svg:y2="16.007cm">
          <text:p/>
        </draw:line>
        <draw:line draw:style-name="gr2" draw:text-style-name="P1" draw:layer="layout" svg:x1="24cm" svg:y1="15.207cm" svg:x2="23.2cm" svg:y2="15.207cm">
          <text:p/>
        </draw:line>
        <draw:line draw:style-name="gr2" draw:text-style-name="P1" draw:layer="layout" svg:x1="24cm" svg:y1="16.007cm" svg:x2="23.2cm" svg:y2="16.007cm">
          <text:p/>
        </draw:line>
        <draw:line draw:style-name="gr2" draw:text-style-name="P1" draw:layer="layout" svg:x1="23.6cm" svg:y1="19.407cm" svg:x2="23.6cm" svg:y2="16.607cm">
          <text:p/>
        </draw:line>
        <draw:line draw:style-name="gr2" draw:text-style-name="P1" draw:layer="layout" svg:x1="23.6cm" svg:y1="19.407cm" svg:x2="18.4cm" svg:y2="19.407cm">
          <text:p/>
        </draw:line>
        <draw:rect draw:style-name="gr1" draw:text-style-name="P2" draw:layer="layout" svg:width="3cm" svg:height="2.4cm" svg:x="13.6cm" svg:y="16.407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27.4cm" svg:y1="19.807cm" svg:x2="27.4cm" svg:y2="15.807cm">
          <text:p/>
        </draw:line>
        <draw:line draw:style-name="gr2" draw:text-style-name="P1" draw:layer="layout" svg:x1="27.4cm" svg:y1="19.807cm" svg:x2="17.4cm" svg:y2="19.807cm">
          <text:p/>
        </draw:line>
        <draw:line draw:style-name="gr2" draw:text-style-name="P1" draw:layer="layout" svg:x1="17.4cm" svg:y1="19.807cm" svg:x2="17.4cm" svg:y2="17.607cm">
          <text:p/>
        </draw:line>
        <draw:line draw:style-name="gr2" draw:text-style-name="P1" draw:layer="layout" svg:x1="24cm" svg:y1="16.607cm" svg:x2="23.6cm" svg:y2="16.607cm">
          <text:p/>
        </draw:line>
        <draw:line draw:style-name="gr2" draw:text-style-name="P1" draw:layer="layout" svg:x1="27.4cm" svg:y1="15.807cm" svg:x2="27cm" svg:y2="15.807cm">
          <text:p/>
        </draw:line>
        <draw:line draw:style-name="gr2" draw:text-style-name="P1" draw:layer="layout" svg:x1="17.4cm" svg:y1="17.607cm" svg:x2="16.6cm" svg:y2="17.607cm">
          <text:p/>
        </draw:line>
        <draw:line draw:style-name="gr2" draw:text-style-name="P1" draw:layer="layout" svg:x1="13.6cm" svg:y1="17.007cm" svg:x2="12.8cm" svg:y2="17.007cm">
          <text:p/>
        </draw:line>
        <draw:line draw:style-name="gr2" draw:text-style-name="P1" draw:layer="layout" svg:x1="12.8cm" svg:y1="17.007cm" svg:x2="12.8cm" svg:y2="14.807cm">
          <text:p/>
        </draw:line>
        <draw:line draw:style-name="gr2" draw:text-style-name="P1" draw:layer="layout" svg:x1="12.8cm" svg:y1="14.807cm" svg:x2="10.4cm" svg:y2="14.807cm">
          <text:p/>
        </draw:line>
        <draw:line draw:style-name="gr3" draw:text-style-name="P1" draw:layer="layout" svg:x1="8.688cm" svg:y1="2.824cm" svg:x2="10.807cm" svg:y2="2.824cm">
          <text:p/>
        </draw:line>
        <draw:frame draw:style-name="gr9" draw:text-style-name="P3" draw:layer="layout" svg:width="2.888cm" svg:height="0.825cm" svg:x="8.4cm" svg:y="2.175cm">
          <draw:text-box>
            <text:p><text:span text:style-name="T2">2.3-2.7 GHz</text:span></text:p>
          </draw:text-box>
        </draw:frame>
        <draw:line draw:style-name="gr2" draw:text-style-name="P1" draw:layer="layout" svg:x1="13.6cm" svg:y1="18.4cm" svg:x2="12.8cm" svg:y2="18.4cm">
          <text:p/>
        </draw:line>
        <draw:rect draw:style-name="gr10" draw:text-style-name="P1" draw:layer="layout" svg:width="3cm" svg:height="0.8cm" svg:x="9.8cm" svg:y="18cm">
          <text:p text:style-name="P1">RX_IF</text:p>
        </draw:rect>
        <draw:rect draw:style-name="gr10" draw:text-style-name="P1" draw:layer="layout" svg:width="3cm" svg:height="0.8cm" svg:x="5.6cm" svg:y="3cm">
          <text:p text:style-name="P1">RX_IF</text:p>
        </draw:rect>
        <draw:line draw:style-name="gr2" draw:text-style-name="P1" draw:layer="layout" svg:x1="11.4cm" svg:y1="11.207cm" svg:x2="10.4cm" svg:y2="11.207cm">
          <text:p/>
        </draw:line>
        <draw:line draw:style-name="gr2" draw:text-style-name="P1" draw:layer="layout" svg:x1="11.4cm" svg:y1="3.4cm" svg:x2="8.6cm" svg:y2="3.4cm">
          <text:p/>
        </draw:line>
        <draw:line draw:style-name="gr2" draw:text-style-name="P1" draw:layer="layout" svg:x1="11.4cm" svg:y1="5cm" svg:x2="10.8cm" svg:y2="5cm">
          <text:p/>
        </draw:line>
        <draw:line draw:style-name="gr5" draw:text-style-name="P1" draw:layer="layout" svg:x1="10.4cm" svg:y1="7.2cm" svg:x2="10.377cm" svg:y2="5.6cm">
          <text:p/>
        </draw:line>
        <draw:frame draw:style-name="gr11" draw:text-style-name="P4" draw:layer="layout" svg:width="3.377cm" svg:height="0.826cm" draw:transform="rotate (1.5707963267946) translate (9.4cm 7.977cm)">
          <draw:text-box>
            <text:p><text:span text:style-name="T3">2.3-2.7 GHz</text:span></text:p>
          </draw:text-box>
        </draw:frame>
        <draw:line draw:style-name="gr3" draw:text-style-name="P1" draw:layer="layout" svg:x1="14cm" svg:y1="19.175cm" svg:x2="12.2cm" svg:y2="19.175cm">
          <text:p/>
        </draw:line>
        <draw:frame draw:style-name="gr9" draw:text-style-name="P3" draw:layer="layout" svg:width="2.888cm" svg:height="0.825cm" svg:x="11.712cm" svg:y="19.175cm">
          <draw:text-box>
            <text:p><text:span text:style-name="T2">2.3-2.7 GHz</text:span></text:p>
          </draw:text-box>
        </draw:frame>
        <draw:frame draw:style-name="gr12" draw:text-style-name="P3" draw:layer="layout" svg:width="3.362cm" svg:height="0.825cm" svg:x="19.875cm" svg:y="12.407cm">
          <draw:text-box>
            <text:p><text:span text:style-name="T2">0.02-1.88 GHz</text:span></text:p>
          </draw:text-box>
        </draw:frame>
        <draw:line draw:style-name="gr3" draw:text-style-name="P1" draw:layer="layout" svg:x1="20.498cm" svg:y1="13.007cm" svg:x2="22.075cm" svg:y2="13.007cm">
          <text:p/>
        </draw:line>
        <draw:frame draw:style-name="gr4" draw:text-style-name="P3" draw:layer="layout" svg:width="2.769cm" svg:height="0.825cm" svg:x="19.8cm" svg:y="15.607cm">
          <draw:text-box>
            <text:p><text:span text:style-name="T2">2.4-6 GHz</text:span></text:p>
          </draw:text-box>
        </draw:frame>
        <draw:line draw:style-name="gr3" draw:text-style-name="P1" draw:layer="layout" svg:x1="20.298cm" svg:y1="16.4cm" svg:x2="21.875cm" svg:y2="16.4cm">
          <text:p/>
        </draw:line>
        <draw:frame draw:style-name="gr13" draw:text-style-name="P5" draw:layer="layout" svg:width="5.077cm" svg:height="0.825cm" draw:transform="rotate (1.5707963267946) translate (20.575cm 7.207cm)">
          <draw:text-box>
            <text:p><text:span text:style-name="T4">For Lowpass 2.7-6 GHz</text:span></text:p>
          </draw:text-box>
        </draw:frame>
        <draw:frame draw:style-name="gr14" draw:text-style-name="P5" draw:layer="layout" svg:width="6cm" svg:height="0.825cm" draw:transform="rotate (1.5707963267946) translate (21.175cm 7.207cm)">
          <draw:text-box>
            <text:p><text:span text:style-name="T4">For Highpass 0.001-2.7 GHz</text:span></text:p>
          </draw:text-box>
        </draw:frame>
        <draw:line draw:style-name="gr3" draw:text-style-name="P1" draw:layer="layout" svg:x1="25.685cm" svg:y1="14.328cm" svg:x2="27.773cm" svg:y2="14.328cm">
          <text:p/>
        </draw:line>
        <draw:frame draw:style-name="gr9" draw:text-style-name="P3" draw:layer="layout" svg:width="2.888cm" svg:height="0.825cm" svg:x="25.4cm" svg:y="13.6cm">
          <draw:text-box>
            <text:p><text:span text:style-name="T2">2.3-2.7 GHz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6" draw:text-style-name="P1" draw:layer="layout" svg:width="17.8cm" svg:height="8.69cm" svg:x="0.8cm" svg:y="0cm">
          <draw:image xlink:href="Pictures/10000000000003A4000001C7542E30F4.png" xlink:type="simple" xlink:show="embed" xlink:actuate="onLoad">
            <text:p/>
          </draw:image>
        </draw:frame>
        <draw:rect draw:style-name="gr17" draw:text-style-name="P1" draw:layer="layout" svg:width="7.6cm" svg:height="0.463cm" svg:x="0.6cm" svg:y="6.737cm">
          <text:p/>
        </draw:rect>
        <draw:rect draw:style-name="gr17" draw:text-style-name="P1" draw:layer="layout" svg:width="8cm" svg:height="0.486cm" svg:x="0.6cm" svg:y="5.6cm">
          <text:p/>
        </draw:rect>
        <draw:frame draw:style-name="gr16" draw:text-style-name="P1" draw:layer="layout" svg:width="19.4cm" svg:height="2.258cm" svg:x="1.2cm" svg:y="9.942cm">
          <draw:image xlink:href="Pictures/10000000000004290000007C645C0773.png" xlink:type="simple" xlink:show="embed" xlink:actuate="onLoad">
            <text:p/>
          </draw:image>
        </draw:frame>
        <draw:frame draw:style-name="gr16" draw:text-style-name="P1" draw:layer="layout" svg:width="20cm" svg:height="3.27cm" svg:x="1.8cm" svg:y="12.73cm">
          <draw:image xlink:href="Pictures/1000000000000490000000BF65A97B92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6" draw:text-style-name="P1" draw:layer="layout" svg:width="12.62cm" svg:height="18.837cm" svg:x="9.4cm" svg:y="1.2cm">
          <draw:image xlink:href="Pictures/10000000000001DD000002C892722872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presentation:notes draw:style-name="dp2">
          <draw:page-thumbnail draw:style-name="gr15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6" draw:text-style-name="P1" draw:layer="layout" svg:width="10.344cm" svg:height="10.477cm" svg:x="0.056cm" svg:y="4.323cm">
          <draw:image xlink:href="Pictures/10000000000001870000018CA68D4FE5.png" xlink:type="simple" xlink:show="embed" xlink:actuate="onLoad">
            <text:p/>
          </draw:image>
        </draw:frame>
        <draw:frame draw:style-name="gr16" draw:text-style-name="P1" draw:layer="layout" svg:width="12.117cm" svg:height="4.656cm" svg:x="0.083cm" svg:y="0.144cm">
          <draw:image xlink:href="Pictures/10000000000001CA000000B0EA2E678B.png" xlink:type="simple" xlink:show="embed" xlink:actuate="onLoad">
            <text:p/>
          </draw:image>
        </draw:frame>
        <draw:frame draw:style-name="gr16" draw:text-style-name="P1" draw:layer="layout" svg:width="15.388cm" svg:height="5.71cm" svg:x="12.212cm" svg:y="0.29cm">
          <draw:image xlink:href="Pictures/10000000000003840000014E2585A9F4.png" xlink:type="simple" xlink:show="embed" xlink:actuate="onLoad">
            <text:p/>
          </draw:image>
        </draw:frame>
        <draw:rect draw:style-name="gr17" draw:text-style-name="P1" draw:layer="layout" svg:width="6cm" svg:height="1.2cm" svg:x="1.2cm" svg:y="2.2cm">
          <text:p/>
        </draw:rect>
        <draw:rect draw:style-name="gr17" draw:text-style-name="P1" draw:layer="layout" svg:width="7.4cm" svg:height="0.72cm" svg:x="0.412cm" svg:y="7.688cm">
          <text:p/>
        </draw:rect>
        <draw:rect draw:style-name="gr17" draw:text-style-name="P1" draw:layer="layout" svg:width="9.735cm" svg:height="1.774cm" svg:x="0.265cm" svg:y="9cm">
          <text:p/>
        </draw:rect>
        <draw:frame draw:style-name="gr16" draw:text-style-name="P1" draw:layer="layout" svg:width="5.702cm" svg:height="6.636cm" svg:x="11.098cm" svg:y="13.364cm">
          <draw:image xlink:href="Pictures/100000000000011F0000014EF8B584DB.png" xlink:type="simple" xlink:show="embed" xlink:actuate="onLoad">
            <text:p/>
          </draw:image>
        </draw:frame>
        <draw:frame draw:style-name="gr16" draw:text-style-name="P1" draw:layer="layout" svg:width="12.8cm" svg:height="7.044cm" svg:x="11.2cm" svg:y="5.8cm">
          <draw:image xlink:href="Pictures/10000000000002540000014830037537.png" xlink:type="simple" xlink:show="embed" xlink:actuate="onLoad">
            <text:p/>
          </draw:image>
        </draw:frame>
        <draw:frame draw:style-name="gr16" draw:text-style-name="P1" draw:layer="layout" svg:width="5.854cm" svg:height="6.247cm" svg:x="17.546cm" svg:y="13.8cm">
          <draw:image xlink:href="Pictures/100000000000012A0000013EC2C7D0BC.png" xlink:type="simple" xlink:show="embed" xlink:actuate="onLoad">
            <text:p/>
          </draw:image>
        </draw:frame>
        <presentation:notes draw:style-name="dp2">
          <draw:page-thumbnail draw:style-name="gr15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6" draw:text-style-name="P1" draw:layer="layout" svg:width="15.611cm" svg:height="13.624cm" svg:x="1.189cm" svg:y="1.376cm">
          <draw:image xlink:href="Pictures/100000000000029C00000247C1DCE8DB.png" xlink:type="simple" xlink:show="embed" xlink:actuate="onLoad">
            <text:p/>
          </draw:image>
        </draw:frame>
        <draw:frame draw:style-name="gr16" draw:text-style-name="P1" draw:layer="layout" svg:width="9.127cm" svg:height="7.222cm" svg:x="17.8cm" svg:y="1cm">
          <draw:image xlink:href="Pictures/100000000000015900000111F618C195.png" xlink:type="simple" xlink:show="embed" xlink:actuate="onLoad">
            <text:p/>
          </draw:image>
        </draw:frame>
        <draw:frame draw:style-name="gr16" draw:text-style-name="P1" draw:layer="layout" svg:width="7.037cm" svg:height="7.037cm" svg:x="16cm" svg:y="7.8cm">
          <draw:image xlink:href="Pictures/100000000000010A0000010A54A48C8B.png" xlink:type="simple" xlink:show="embed" xlink:actuate="onLoad">
            <text:p/>
          </draw:image>
        </draw:frame>
        <draw:frame draw:style-name="gr16" draw:text-style-name="P1" draw:layer="layout" svg:width="5.768cm" svg:height="5.785cm" svg:x="8.8cm" svg:y="14.815cm">
          <draw:image xlink:href="Pictures/100000000000015300000154CCE1697A.png" xlink:type="simple" xlink:show="embed" xlink:actuate="onLoad">
            <text:p/>
          </draw:image>
        </draw:frame>
        <draw:frame draw:style-name="gr16" draw:text-style-name="P1" draw:layer="layout" svg:width="6.17cm" svg:height="6.203cm" svg:x="15.4cm" svg:y="14.797cm">
          <draw:image xlink:href="Pictures/100000000000016F00000171EE3ACBE8.png" xlink:type="simple" xlink:show="embed" xlink:actuate="onLoad">
            <text:p/>
          </draw:image>
        </draw:frame>
        <draw:frame draw:style-name="gr16" draw:text-style-name="P1" draw:layer="layout" svg:width="5.888cm" svg:height="5.703cm" svg:x="21.712cm" svg:y="15cm">
          <draw:image xlink:href="Pictures/100000000000015F00000154A5FA15CA.png" xlink:type="simple" xlink:show="embed" xlink:actuate="onLoad">
            <text:p/>
          </draw:image>
        </draw:frame>
        <draw:rect draw:style-name="gr17" draw:text-style-name="P1" draw:layer="layout" svg:width="5.4cm" svg:height="0.6cm" svg:x="7.8cm" svg:y="13cm">
          <text:p/>
        </draw:rect>
        <draw:frame draw:style-name="gr18" draw:layer="layout" svg:width="5.254cm" svg:height="1.063cm" svg:x="1.2cm" svg:y="16.8cm">
          <draw:text-box>
            <text:p>Current 80.6 mA</text:p>
          </draw:text-box>
        </draw:frame>
        <draw:rect draw:style-name="gr17" draw:text-style-name="P1" draw:layer="layout" svg:width="5.454cm" svg:height="1.263cm" svg:x="1cm" svg:y="16.6cm">
          <text:p/>
        </draw:rect>
        <draw:rect draw:style-name="gr17" draw:text-style-name="P1" draw:layer="layout" svg:width="4.4cm" svg:height="0.6cm" svg:x="7.637cm" svg:y="10.705cm">
          <text:p/>
        </draw:rect>
        <draw:rect draw:style-name="gr17" draw:text-style-name="P1" draw:layer="layout" svg:width="5.254cm" svg:height="0.463cm" svg:x="8.346cm" svg:y="8.337cm">
          <text:p/>
        </draw:rect>
        <draw:rect draw:style-name="gr17" draw:text-style-name="P1" draw:layer="layout" svg:width="8.2cm" svg:height="0.6cm" svg:x="7.6cm" svg:y="10.105cm">
          <text:p/>
        </draw:rect>
        <presentation:notes draw:style-name="dp2">
          <draw:page-thumbnail draw:style-name="gr15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Eichstetter</meta:initial-creator>
    <meta:creation-date>2015-02-22T16:27:59.12</meta:creation-date>
    <meta:editing-duration>PT6H53M12S</meta:editing-duration>
    <meta:editing-cycles>16</meta:editing-cycles>
    <dc:date>2015-02-23T22:42:11.32</dc:date>
    <dc:creator>Thomas Eichstetter</dc:creator>
    <meta:generator>OpenOffice/4.1.1$Win32 OpenOffice.org_project/411m6$Build-9775</meta:generator>
    <meta:document-statistic meta:object-count="154"/>
  </office:meta>
</office:document-meta>
</file>